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0.7444in" style:rel-column-width="7045*"/>
    </style:style>
    <style:style style:name="Table2.B" style:family="table-column">
      <style:table-column-properties style:column-width="0.75in" style:rel-column-width="7097*"/>
    </style:style>
    <style:style style:name="Table2.C" style:family="table-column">
      <style:table-column-properties style:column-width="1.25in" style:rel-column-width="11829*"/>
    </style:style>
    <style:style style:name="Table2.D" style:family="table-column">
      <style:table-column-properties style:column-width="4.1806in" style:rel-column-width="3956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2f3b0" officeooo:paragraph-rsid="0012f3b0"/>
    </style:style>
    <style:style style:name="P2" style:family="paragraph" style:parent-style-name="Standard">
      <style:paragraph-properties fo:text-align="start" style:justify-single-word="false"/>
      <style:text-properties officeooo:rsid="0012f3b0" officeooo:paragraph-rsid="0012f3b0"/>
    </style:style>
    <style:style style:name="P3" style:family="paragraph" style:parent-style-name="Standard">
      <style:paragraph-properties fo:text-align="start" style:justify-single-word="false"/>
      <style:text-properties officeooo:rsid="0012f3b0" officeooo:paragraph-rsid="00413029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2f3b0" officeooo:paragraph-rsid="0012f3b0" style:font-weight-asian="bold" style:font-weight-complex="bold"/>
    </style:style>
    <style:style style:name="P5" style:family="paragraph" style:parent-style-name="Standard">
      <style:text-properties officeooo:paragraph-rsid="00239fac"/>
    </style:style>
    <style:style style:name="P6" style:family="paragraph" style:parent-style-name="Standard">
      <style:text-properties officeooo:rsid="0029660c" officeooo:paragraph-rsid="0029660c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453c23" officeooo:paragraph-rsid="00239fa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font-weight="bold" officeooo:rsid="0012f3b0" officeooo:paragraph-rsid="00413029" style:font-weight-asian="bold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officeooo:paragraph-rsid="00239fac"/>
    </style:style>
    <style:style style:name="P11" style:family="paragraph" style:parent-style-name="Standard">
      <style:paragraph-properties fo:text-align="center" style:justify-single-word="false" fo:break-before="page"/>
      <style:text-properties fo:font-size="12pt" fo:font-weight="normal" officeooo:rsid="004adce0" officeooo:paragraph-rsid="004ae738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5ecc1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b08af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391779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f82c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2fad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336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f978" officeooo:paragraph-rsid="0038f9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01" officeooo:paragraph-rsid="002f51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368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53494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02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1cc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b6a6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1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2ee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31cb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a3f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margin-top="0.1in" fo:margin-bottom="0.1in" loext:contextual-spacing="false" fo:text-align="start" style:justify-single-word="false"/>
      <style:text-properties fo:font-size="12pt" fo:font-weight="normal" officeooo:rsid="004b1447" officeooo:paragraph-rsid="004b1447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margin-top="0.1in" fo:margin-bottom="0.1in" loext:contextual-spacing="false" fo:text-align="start" style:justify-single-word="false"/>
      <style:text-properties fo:font-size="12pt" fo:font-weight="bold" officeooo:rsid="004ae738" officeooo:paragraph-rsid="004ae738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margin-top="0.1in" fo:margin-bottom="0.1in" loext:contextual-spacing="false" fo:text-align="start" style:justify-single-word="false"/>
      <style:text-properties style:font-name="Courier New" fo:font-size="12pt" fo:font-weight="normal" officeooo:rsid="004b1447" officeooo:paragraph-rsid="004ae738" style:font-size-asian="10.5pt" style:font-weight-asian="normal" style:font-size-complex="12pt" style:font-weight-complex="normal"/>
    </style:style>
    <style:style style:name="P86" style:family="paragraph" style:parent-style-name="Standard" style:list-style-name="L1">
      <style:text-properties officeooo:rsid="001d0403" officeooo:paragraph-rsid="001d0403"/>
    </style:style>
    <style:style style:name="P87" style:family="paragraph" style:parent-style-name="Standard" style:list-style-name="L1">
      <style:text-properties fo:font-style="normal" officeooo:rsid="00210ac6" officeooo:paragraph-rsid="00210ac6" style:font-style-asian="normal" style:font-style-complex="normal"/>
    </style:style>
    <style:style style:name="P88" style:family="paragraph" style:parent-style-name="Standard" style:list-style-name="L3">
      <style:text-properties fo:font-style="normal" officeooo:rsid="00210ac6" officeooo:paragraph-rsid="00413029" style:font-style-asian="normal" style:font-style-complex="normal"/>
    </style:style>
    <style:style style:name="P89" style:family="paragraph" style:parent-style-name="Standard" style:list-style-name="L1">
      <style:text-properties fo:font-style="normal" officeooo:rsid="0021d712" officeooo:paragraph-rsid="0021d712" style:font-style-asian="normal" style:font-style-complex="normal"/>
    </style:style>
    <style:style style:name="P90" style:family="paragraph" style:parent-style-name="Standard" style:list-style-name="L1">
      <style:text-properties fo:font-style="normal" officeooo:rsid="001da65e" officeooo:paragraph-rsid="001da65e" style:font-style-asian="normal" style:font-style-complex="normal"/>
    </style:style>
    <style:style style:name="P91" style:family="paragraph" style:parent-style-name="Standard" style:list-style-name="L1">
      <style:text-properties fo:font-style="normal" officeooo:rsid="0017e241" officeooo:paragraph-rsid="001da65e" style:font-style-asian="normal" style:font-style-complex="normal"/>
    </style:style>
    <style:style style:name="P92" style:family="paragraph" style:parent-style-name="Standard" style:list-style-name="L1">
      <style:text-properties fo:font-style="normal" officeooo:rsid="001d0403" officeooo:paragraph-rsid="001d0403" style:font-style-asian="normal" style:font-style-complex="normal"/>
    </style:style>
    <style:style style:name="P93" style:family="paragraph" style:parent-style-name="Standard" style:list-style-name="L1">
      <style:text-properties fo:font-style="normal" officeooo:rsid="0026e1e1" officeooo:paragraph-rsid="0026e1e1" style:font-style-asian="normal" style:font-style-complex="normal"/>
    </style:style>
    <style:style style:name="P94" style:family="paragraph" style:parent-style-name="Standard" style:list-style-name="L1">
      <style:text-properties fo:font-style="normal" officeooo:rsid="00284db4" officeooo:paragraph-rsid="00284db4" style:font-style-asian="normal" style:font-style-complex="normal"/>
    </style:style>
    <style:style style:name="P95" style:family="paragraph" style:parent-style-name="Standard" style:list-style-name="L3">
      <style:paragraph-properties>
        <style:tab-stops>
          <style:tab-stop style:position="0.3126in"/>
        </style:tab-stops>
      </style:paragraph-properties>
      <style:text-properties fo:font-style="normal" officeooo:rsid="00284db4" officeooo:paragraph-rsid="00431cb2" style:font-style-asian="normal" style:font-style-complex="normal"/>
    </style:style>
    <style:style style:name="P96" style:family="paragraph" style:parent-style-name="Standard" style:list-style-name="L1">
      <style:text-properties fo:font-style="normal" officeooo:rsid="0012f3b0" officeooo:paragraph-rsid="001d0403" style:font-style-asian="normal" style:font-style-complex="normal"/>
    </style:style>
    <style:style style:name="P97" style:family="paragraph" style:parent-style-name="Standard" style:list-style-name="L3">
      <style:text-properties fo:font-style="normal" officeooo:rsid="00413029" officeooo:paragraph-rsid="00413029" style:font-style-asian="normal" style:font-style-complex="normal"/>
    </style:style>
    <style:style style:name="P98" style:family="paragraph" style:parent-style-name="Standard" style:list-style-name="L3">
      <style:text-properties fo:font-style="normal" officeooo:rsid="00431cb2" officeooo:paragraph-rsid="00431cb2" style:font-style-asian="normal" style:font-style-complex="normal"/>
    </style:style>
    <style:style style:name="P99" style:family="paragraph" style:parent-style-name="Standard" style:list-style-name="L3">
      <style:text-properties fo:font-style="normal" officeooo:rsid="00550ef0" officeooo:paragraph-rsid="00550ef0" style:font-style-asian="normal" style:font-style-complex="normal"/>
    </style:style>
    <style:style style:name="P100" style:family="paragraph" style:parent-style-name="Standard" style:list-style-name="L1">
      <style:text-properties fo:font-style="italic" officeooo:rsid="001d0403" officeooo:paragraph-rsid="001d0403" style:font-style-asian="italic" style:font-style-complex="italic"/>
    </style:style>
    <style:style style:name="P101" style:family="paragraph" style:parent-style-name="Standard" style:list-style-name="L1">
      <style:text-properties officeooo:rsid="0026e1e1" officeooo:paragraph-rsid="0026e1e1"/>
    </style:style>
    <style:style style:name="P102" style:family="paragraph" style:parent-style-name="Standard" style:list-style-name="L1">
      <style:text-properties officeooo:rsid="001da65e" officeooo:paragraph-rsid="001da65e"/>
    </style:style>
    <style:style style:name="P103" style:family="paragraph" style:parent-style-name="Standard" style:list-style-name="L2">
      <style:text-properties officeooo:rsid="0012f3b0" officeooo:paragraph-rsid="0012f3b0"/>
    </style:style>
    <style:style style:name="P104" style:family="paragraph" style:parent-style-name="Standard" style:list-style-name="L2">
      <style:text-properties officeooo:rsid="002003e5" officeooo:paragraph-rsid="002003e5"/>
    </style:style>
    <style:style style:name="P105" style:family="paragraph" style:parent-style-name="Standard" style:list-style-name="L2">
      <style:text-properties officeooo:rsid="0026d433" officeooo:paragraph-rsid="0026d433"/>
    </style:style>
    <style:style style:name="P106" style:family="paragraph" style:parent-style-name="Standard" style:list-style-name="L2">
      <style:text-properties officeooo:rsid="0029660c" officeooo:paragraph-rsid="0029660c"/>
    </style:style>
    <style:style style:name="P107" style:family="paragraph" style:parent-style-name="Standard" style:list-style-name="L3">
      <style:paragraph-properties>
        <style:tab-stops>
          <style:tab-stop style:position="0.3126in"/>
        </style:tab-stops>
      </style:paragraph-properties>
      <style:text-properties style:font-name="Liberation Serif" fo:font-style="normal" officeooo:rsid="00284db4" officeooo:paragraph-rsid="00431cb2" style:font-style-asian="normal" style:font-style-complex="normal"/>
    </style:style>
    <style:style style:name="P108" style:family="paragraph" style:parent-style-name="Standard" style:list-style-name="L3">
      <style:paragraph-properties>
        <style:tab-stops>
          <style:tab-stop style:position="0.3126in"/>
        </style:tab-stops>
      </style:paragraph-properties>
      <style:text-properties style:font-name="Liberation Serif" fo:font-style="normal" officeooo:rsid="004ae738" officeooo:paragraph-rsid="004ae738" style:font-style-asian="normal" style:font-style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fo:font-size="12pt" fo:font-weight="normal" officeooo:rsid="0048de0d" officeooo:paragraph-rsid="0048de0d" style:font-size-asian="10.5pt" style:font-weight-asian="normal" style:font-size-complex="12pt" style:font-weight-complex="normal"/>
    </style:style>
    <style:style style:name="P110" style:family="paragraph" style:parent-style-name="Standard" style:list-style-name="L4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111" style:family="paragraph" style:parent-style-name="Standard" style:list-style-name="L4">
      <style:paragraph-properties fo:text-align="start" style:justify-single-word="false"/>
      <style:text-properties fo:font-size="12pt" fo:font-weight="normal" officeooo:rsid="004ae738" officeooo:paragraph-rsid="004ae738" style:font-size-asian="10.5pt" style:font-weight-asian="normal" style:font-size-complex="12pt" style:font-weight-complex="normal"/>
    </style:style>
    <style:style style:name="P112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4adce0" officeooo:paragraph-rsid="004adce0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84cb9" officeooo:paragraph-rsid="00584cb9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93b41" officeooo:paragraph-rsid="00593b41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116" style:family="paragraph" style:parent-style-name="Standard" style:list-style-name="L1">
      <loext:graphic-properties draw:fill="none"/>
      <style:paragraph-properties fo:margin-left="0.5in" fo:margin-right="0in" fo:text-align="start" style:justify-single-word="false" fo:text-indent="-0.25in" style:auto-text-indent="false" fo:background-color="transparent">
        <style:tab-stops/>
      </style:paragraph-properties>
      <style:text-properties officeooo:rsid="001d0403" officeooo:paragraph-rsid="001d0403"/>
    </style:style>
    <style:style style:name="P117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141c0" officeooo:paragraph-rsid="005141c0" style:font-size-asian="10.5pt" style:font-weight-asian="normal" style:font-size-complex="12pt" style:font-weight-complex="normal"/>
    </style:style>
    <style:style style:name="P118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2c31d" officeooo:paragraph-rsid="0052c31d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6fc6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56778" style:font-style-asian="normal" style:font-style-complex="normal"/>
    </style:style>
    <style:style style:name="T5" style:family="text">
      <style:text-properties fo:font-style="normal" officeooo:rsid="001da65e" style:font-style-asian="normal" style:font-style-complex="normal"/>
    </style:style>
    <style:style style:name="T6" style:family="text">
      <style:text-properties fo:font-style="normal" officeooo:rsid="00210ac6" style:font-style-asian="normal" style:font-style-complex="normal"/>
    </style:style>
    <style:style style:name="T7" style:family="text">
      <style:text-properties officeooo:rsid="001485e0"/>
    </style:style>
    <style:style style:name="T8" style:family="text">
      <style:text-properties officeooo:rsid="0019d5ae"/>
    </style:style>
    <style:style style:name="T9" style:family="text">
      <style:text-properties officeooo:rsid="001e17b3"/>
    </style:style>
    <style:style style:name="T10" style:family="text">
      <style:text-properties officeooo:rsid="00402e20"/>
    </style:style>
    <style:style style:name="T11" style:family="text">
      <style:text-properties officeooo:rsid="00311696"/>
    </style:style>
    <style:style style:name="T12" style:family="text">
      <style:text-properties officeooo:rsid="0042fad0"/>
    </style:style>
    <style:style style:name="T13" style:family="text">
      <style:text-properties officeooo:rsid="0017bd0d"/>
    </style:style>
    <style:style style:name="T14" style:family="text">
      <style:text-properties officeooo:rsid="001e2869"/>
    </style:style>
    <style:style style:name="T15" style:family="text">
      <style:text-properties officeooo:rsid="0054ddde"/>
    </style:style>
    <style:style style:name="T16" style:family="text">
      <style:text-properties officeooo:rsid="001b8ba5"/>
    </style:style>
    <style:style style:name="T17" style:family="text">
      <style:text-properties officeooo:rsid="0026bb9f"/>
    </style:style>
    <style:style style:name="T18" style:family="text">
      <style:text-properties officeooo:rsid="001b08af"/>
    </style:style>
    <style:style style:name="T19" style:family="text">
      <style:text-properties officeooo:rsid="001c5ea0"/>
    </style:style>
    <style:style style:name="T20" style:family="text">
      <style:text-properties officeooo:rsid="00227012"/>
    </style:style>
    <style:style style:name="T21" style:family="text">
      <style:text-properties officeooo:rsid="00341f25"/>
    </style:style>
    <style:style style:name="T22" style:family="text">
      <style:text-properties officeooo:rsid="002d31cb"/>
    </style:style>
    <style:style style:name="T23" style:family="text">
      <style:text-properties officeooo:rsid="00357515"/>
    </style:style>
    <style:style style:name="T24" style:family="text">
      <style:text-properties officeooo:rsid="002bd303"/>
    </style:style>
    <style:style style:name="T25" style:family="text">
      <style:text-properties officeooo:rsid="002c1a75"/>
    </style:style>
    <style:style style:name="T26" style:family="text">
      <style:text-properties officeooo:rsid="002e5614"/>
    </style:style>
    <style:style style:name="T27" style:family="text">
      <style:text-properties officeooo:rsid="00413029"/>
    </style:style>
    <style:style style:name="T28" style:family="text">
      <style:text-properties officeooo:rsid="00431cb2"/>
    </style:style>
    <style:style style:name="T29" style:family="text">
      <style:text-properties officeooo:rsid="00442062"/>
    </style:style>
    <style:style style:name="T30" style:family="text">
      <style:text-properties fo:font-size="16pt" fo:font-weight="bold" officeooo:rsid="000059e3" style:font-size-asian="16pt" style:font-weight-asian="bold" style:font-size-complex="16pt" style:font-weight-complex="bold"/>
    </style:style>
    <style:style style:name="T31" style:family="text">
      <style:text-properties fo:font-size="16pt" fo:font-weight="bold" officeooo:rsid="00453c23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4ae738" style:font-size-asian="16pt" style:font-weight-asian="bold" style:font-size-complex="16pt" style:font-weight-complex="bold"/>
    </style:style>
    <style:style style:name="T33" style:family="text">
      <style:text-properties officeooo:rsid="004adce0"/>
    </style:style>
    <style:style style:name="T34" style:family="text">
      <style:text-properties officeooo:rsid="004ae738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officeooo:rsid="00431cb2"/>
    </style:style>
    <style:style style:name="T37" style:family="text">
      <style:text-properties officeooo:rsid="0056fc6b"/>
    </style:style>
    <style:style style:name="T38" style:family="text">
      <style:text-properties style:text-line-through-style="solid" style:text-line-through-type="single" style:text-underline-style="none"/>
    </style:style>
    <style:style style:name="T39" style:family="text">
      <style:text-properties style:text-line-through-style="solid" style:text-line-through-type="single" fo:font-style="italic" style:text-underline-style="none" style:font-style-asian="italic" style:font-style-complex="italic"/>
    </style:style>
    <style:style style:name="T40" style:family="text">
      <style:text-properties style:text-line-through-style="solid" style:text-line-through-type="single" fo:font-style="normal" style:text-underline-style="none" style:font-style-asian="normal" style:font-style-complex="normal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95in" fo:text-indent="-0.35in" fo:margin-left="0.9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CO/<text:span text:style-name="T24">E</text:span> – <text:span text:style-name="T8">Changes</text:span></text:p>
      <text:p text:style-name="P2"/>
      <text:list xml:id="list2034713876" text:style-name="L1">
        <text:list-item>
          <text:p text:style-name="P86"><text:span text:style-name="T3">Complete re-write, </text:span><text:span text:style-name="T6">using C17 features and library functions.</text:span></text:p>
        </text:list-item>
        <text:list-item>
          <text:p text:style-name="P87">Assertion statements added, especially for function parameters.</text:p>
        </text:list-item>
        <text:list-item>
          <text:p text:style-name="P87">Code verified with <text:span text:style-name="T1">FlexeLint</text:span>.</text:p>
        </text:list-item>
        <text:list-item>
          <text:p text:style-name="P87">Memory usage checked with <text:span text:style-name="T1">Valgrind</text:span>.</text:p>
        </text:list-item>
        <text:list-item>
          <text:p text:style-name="P87">Inline documentation using Doxygen comments.</text:p>
        </text:list-item>
        <text:list-item>
          <text:p text:style-name="P89">Access to edit buffer is through defined interface.</text:p>
        </text:list-item>
        <text:list-item>
          <text:p text:style-name="P116">Library changes</text:p>
          <text:list>
            <text:list-item>
              <text:p text:style-name="P100">termi<text:span text:style-name="T37">os </text:span><text:span text:style-name="T3">replaces </text:span>termcap</text:p>
            </text:list-item>
            <text:list-item>
              <text:p text:style-name="P100">sigaction() <text:span text:style-name="T3">replaces </text:span>signal()</text:p>
            </text:list-item>
            <text:list-item>
              <text:p text:style-name="P100">ncurses <text:span text:style-name="T3">replaces </text:span>curses</text:p>
            </text:list-item>
            <text:list-item>
              <text:p text:style-name="P100"><text:span text:style-name="T3">ANSI functions (e.g., </text:span>isalpha()<text:span text:style-name="T3">) replace local functions.</text:span></text:p>
            </text:list-item>
          </text:list>
        </text:list-item>
        <text:list-item>
          <text:p text:style-name="P86">Command enhancements</text:p>
          <text:list>
            <text:list-item>
              <text:p text:style-name="P86">EE command added.</text:p>
            </text:list-item>
            <text:list-item>
              <text:p text:style-name="P101">EQq command added.</text:p>
            </text:list-item>
            <text:list-item>
              <text:p text:style-name="P101">E%q command added.</text:p>
            </text:list-item>
          </text:list>
        </text:list-item>
        <text:list-item>
          <text:p text:style-name="P86"><text:span text:style-name="T4">O</text:span><text:span text:style-name="T3">ptional “strict” mode for parsing commands</text:span></text:p>
          <text:list>
            <text:list-item>
              <text:p text:style-name="P90">Error if more than one comma</text:p>
            </text:list-item>
            <text:list-item>
              <text:p text:style-name="P102"><text:span text:style-name="T5">E</text:span><text:span text:style-name="T3">rror if @ not allowed</text:span></text:p>
            </text:list-item>
            <text:list-item>
              <text:p text:style-name="P91">Error if more than one @</text:p>
            </text:list-item>
            <text:list-item>
              <text:p text:style-name="P90">Error if : or :: not allowed</text:p>
            </text:list-item>
            <text:list-item>
              <text:p text:style-name="P92">Error if more than two colons</text:p>
            </text:list-item>
            <text:list-item>
              <text:p text:style-name="P93">Error if @ or : in the middle of an expression</text:p>
            </text:list-item>
            <text:list-item>
              <text:p text:style-name="P86"><text:span text:style-name="T5">Error if attemp</text:span><text:span text:style-name="T3">t to divide by zero</text:span></text:p>
            </text:list-item>
            <text:list-item>
              <text:p text:style-name="P94">Error if m or n arguments provided for commands that don’t take them.</text:p>
            </text:list-item>
            <text:list-item>
              <text:p text:style-name="P94">Error if m argument without n argument.</text:p>
            </text:list-item>
          </text:list>
        </text:list-item>
        <text:list-item>
          <text:p text:style-name="P96"/>
        </text:list-item>
      </text:list>
      <text:p text:style-name="P1"/>
      <text:p text:style-name="P1"><text:span text:style-name="T9">Errors </text:span>Fi<text:span text:style-name="T9">xed</text:span></text:p>
      <text:p text:style-name="P1"/>
      <text:list xml:id="list2904779357" text:style-name="L2">
        <text:list-item>
          <text:p text:style-name="P103">The <text:span text:style-name="T7">type out function</text:span> <text:span text:style-name="T1">typbuf() </text:span><text:span text:style-name="T3">was </text:span>called to echo characters in commands. This would result in erroneous output if the EU flag was set to 0 or 1.</text:p>
        </text:list-item>
        <text:list-item>
          <text:p text:style-name="P104">EI command would start executing commands immediately, rather than just reading them into the command buffer.</text:p>
        </text:list-item>
        <text:list-item>
          <text:p text:style-name="P104">EG and EX commands did not implement file protection (issuing an error to provide loss of data if the buffer was not empty).</text:p>
        </text:list-item>
        <text:list-item>
          <text:p text:style-name="P105">Values passed through some commands (e.g., apostrophe) instead of being consumed.</text:p>
        </text:list-item>
        <text:list-item>
          <text:p text:style-name="P105">If the radix was 16, hexadecimal digits were allowed in expressions.</text:p>
        </text:list-item>
        <text:list-item>
          <text:p text:style-name="P106">MLP/MRP errors were not implemented.</text:p>
        </text:list-item>
      </text:list>
      <text:p text:style-name="P6"/>
      <text:p text:style-name="P9">TECO/<text:span text:style-name="T24">E</text:span> – <text:span text:style-name="T27">New Features</text:span></text:p>
      <text:p text:style-name="P3"/>
      <text:list xml:id="list1937113906" text:style-name="L3">
        <text:list-item>
          <text:p text:style-name="P97">Flag variables</text:p>
          <text:list>
            <text:list-item>
              <text:p text:style-name="P97">E1</text:p>
              <text:list>
                <text:list-item>
                  <text:p text:style-name="P97">E1&amp;1 – strictly enforce syntax</text:p>
                </text:list-item>
                <text:list-item>
                  <text:p text:style-name="P97">E1&amp;2 – parse commands but do not execute</text:p>
                </text:list-item>
              </text:list>
            </text:list-item>
            <text:list-item>
              <text:p text:style-name="P97">E2</text:p>
              <text:list>
                <text:list-item>
                  <text:p text:style-name="P97">E2&amp;1 – dollar sign is valid symbol constituent</text:p>
                </text:list-item>
                <text:list-item>
                  <text:p text:style-name="P97">E2&amp;2 – underscore is valid symbol constituent</text:p>
                </text:list-item>
                <text:list-item>
                  <text:p text:style-name="P97">E2&amp;4 – Add CR before LF on output</text:p>
                </text:list-item>
                <text:list-item>
                  <text:p text:style-name="P97">E2&amp;8 – Strip CR on input</text:p>
                </text:list-item>
                <text:list-item>
                  <text:p text:style-name="P97">E2&amp;16 – FF is normal character (not page delimiter)</text:p>
                </text:list-item>
              </text:list>
            </text:list-item>
            <text:list-item>
              <text:p text:style-name="P97">E3</text:p>
              <text:list>
                <text:list-item>
                  <text:p text:style-name="P97">E3&amp;1 – enable braced expressions</text:p>
                </text:list-item>
                <text:list-item>
                  <text:p text:style-name="P97">E3&amp;2 – enable tilde operator</text:p>
                </text:list-item>
                <text:list-item>
                  <text:p text:style-name="P97">E3&amp;4 – CTRL/H returns time in milliseconds</text:p>
                </text:list-item>
              </text:list>
            </text:list-item>
            <text:list-item>
              <text:p text:style-name="P97">E4</text:p>
              <text:list>
                <text:list-item>
                  <text:p text:style-name="P97">E4&amp;<text:span text:style-name="T29">1</text:span>– don’t include command input in log file</text:p>
                </text:list-item>
                <text:list-item>
                  <text:p text:style-name="P97">E4&amp;<text:span text:style-name="T29">2</text:span>– don’t include command output in log file</text:p>
                </text:list-item>
              </text:list>
            </text:list-item>
            <text:list-item>
              <text:p text:style-name="P97">E5 – comment bypass character</text:p>
            </text:list-item>
          </text:list>
        </text:list-item>
        <text:list-item>
          <text:p text:style-name="P97">Braced expressions – { and }</text:p>
          <text:list>
            <text:list-item>
              <text:list>
                <text:list-item>
                  <text:p text:style-name="P95"><text:span text:style-name="T36">=</text:span><text:span text:style-name="T35">=<text:tab/></text:span><text:span text:style-name="T36">(equal)</text:span></text:p>
                </text:list-item>
                <text:list-item>
                  <text:p text:style-name="P107">&lt;&gt;<text:tab/><text:span text:style-name="T28">(not equal)</text:span></text:p>
                </text:list-item>
                <text:list-item>
                  <text:p text:style-name="P107">&lt;<text:tab/><text:span text:style-name="T28">(less than)</text:span></text:p>
                </text:list-item>
                <text:list-item>
                  <text:p text:style-name="P107">&lt;=<text:tab/><text:span text:style-name="T28">(less than or equal)</text:span></text:p>
                </text:list-item>
                <text:list-item>
                  <text:p text:style-name="P107">&gt;<text:tab/><text:span text:style-name="T28">(greater than)</text:span></text:p>
                </text:list-item>
                <text:list-item>
                  <text:p text:style-name="P107">&gt;=<text:tab/><text:span text:style-name="T28">(greater than or equal)</text:span></text:p>
                </text:list-item>
                <text:list-item>
                  <text:p text:style-name="P107">//<text:tab/><text:span text:style-name="T34">(division yielding remainder)</text:span></text:p>
                </text:list-item>
                <text:list-item>
                  <text:p text:style-name="P108">~<text:tab/>(exclusive OR)</text:p>
                </text:list-item>
                <text:list-item>
                  <text:p text:style-name="P108">&lt;&lt;<text:tab/>(arithmetic left shift)</text:p>
                </text:list-item>
                <text:list-item>
                  <text:p text:style-name="P108">&gt;&gt;<text:tab/>(arithmetic right shift)</text:p>
                </text:list-item>
                <text:list-item>
                  <text:p text:style-name="P108">!<text:tab/>(logical NOT)</text:p>
                </text:list-item>
              </text:list>
            </text:list-item>
          </text:list>
        </text:list-item>
        <text:list-item>
          <text:p text:style-name="P97">‘=’ command <text:span text:style-name="T34">allows @ modifier</text:span></text:p>
          <text:list>
            <text:list-item>
              <text:p text:style-name="P97">Specifies <text:span text:style-name="T1">printf()</text:span> format string for output</text:p>
            </text:list-item>
            <text:list-item>
              <text:p text:style-name="P97">e.g., 123@=/%5u/</text:p>
            </text:list-item>
          </text:list>
        </text:list-item>
        <text:list-item>
          <text:p text:style-name="P97">nEC sets size of text buffer to nK bytes.</text:p>
        </text:list-item>
        <text:list-item>
          <text:p text:style-name="P88">:<text:span text:style-name="T27">L returns number of line delimiters</text:span></text:p>
          <text:list>
            <text:list-item>
              <text:p text:style-name="P88">:<text:span text:style-name="T27">L or 0:L returns total no. of lines in buffer</text:span></text:p>
            </text:list-item>
            <text:list-item>
              <text:p text:style-name="P88">-<text:span text:style-name="T27">1:L returns no. of lines preceding dot</text:span></text:p>
            </text:list-item>
            <text:list-item>
              <text:p text:style-name="P97">1:L returns no. of lines following dot</text:p>
            </text:list-item>
          </text:list>
        </text:list-item>
        <text:list-item>
          <text:p text:style-name="P98">FL changes characters in text buffer to lower case</text:p>
          <text:list>
            <text:list-item>
              <text:p text:style-name="P98">nFL changes preceding or following lines.</text:p>
            </text:list-item>
            <text:list-item>
              <text:p text:style-name="P98">m,nFL changes characters between positions m and n in buffer.</text:p>
            </text:list-item>
          </text:list>
        </text:list-item>
        <text:list-item>
          <text:p text:style-name="P98">FU changes characters in text buffer to upper case</text:p>
          <text:list>
            <text:list-item>
              <text:p text:style-name="P98">nFU changes preceding or following lines.</text:p>
            </text:list-item>
            <text:list-item>
              <text:p text:style-name="P98">m,nFU changes characters between positions m and n in buffer.</text:p>
            </text:list-item>
          </text:list>
        </text:list-item>
        <text:list-item>
          <text:p text:style-name="P99">New errors</text:p>
        </text:list-item>
      </text:list>
      <text:p text:style-name="P10"><text:span text:style-name="T30">TECO </text:span><text:span text:style-name="T31">Tasks</text:span></text:p>
      <text:p text:style-name="P8"/>
      <text:p text:style-name="P8"/>
      <text:list xml:id="list2110236271" text:style-name="L4">
        <text:list-item>
          <text:p text:style-name="P109"><text:span text:style-name="T33">New</text:span> commands</text:p>
          <text:list>
            <text:list-item>
              <text:p text:style-name="P110">Immediate-action &lt;CTRL/W&gt;</text:p>
            </text:list-item>
            <text:list-item>
              <text:p text:style-name="P110">Immediate-action ?</text:p>
            </text:list-item>
            <text:list-item>
              <text:p text:style-name="P110">W</text:p>
            </text:list-item>
            <text:list-item>
              <text:p text:style-name="P110">:<text:span text:style-name="T37">^T</text:span></text:p>
            </text:list-item>
            <text:list-item>
              <text:p text:style-name="P110">&lt;CTRL/E&gt;M</text:p>
            </text:list-item>
            <text:list-item>
              <text:p text:style-name="P110">&lt;CTRL/E&gt;[a,b,c,...]</text:p>
            </text:list-item>
          </text:list>
        </text:list-item>
        <text:list-item>
          <text:p text:style-name="P109"><text:span text:style-name="T33">Partial</text:span> commands</text:p>
          <text:list>
            <text:list-item>
              <text:p text:style-name="P110">ED</text:p>
            </text:list-item>
            <text:list-item>
              <text:p text:style-name="P110">ET</text:p>
            </text:list-item>
            <text:list-item>
              <text:p text:style-name="P110">EG</text:p>
            </text:list-item>
            <text:list-item>
              <text:p text:style-name="P110">&lt;CTRL/C&gt;&lt;CTRL/C&gt;</text:p>
            </text:list-item>
            <text:list-item>
              <text:p text:style-name="P115">Indirect file annotation</text:p>
            </text:list-item>
          </text:list>
        </text:list-item>
        <text:list-item>
          <text:p text:style-name="P110">General clean-up</text:p>
          <text:list>
            <text:list-item>
              <text:p text:style-name="P110">Header files</text:p>
            </text:list-item>
            <text:list-item>
              <text:p text:style-name="P110">Source files</text:p>
            </text:list-item>
            <text:list-item>
              <text:p text:style-name="P110">TODO items</text:p>
            </text:list-item>
            <text:list-item>
              <text:p text:style-name="P110"><text:span text:style-name="T38">Use </text:span><text:span text:style-name="T39">sigaction() </text:span><text:span text:style-name="T40">instead of </text:span><text:span text:style-name="T39">signal()</text:span></text:p>
            </text:list-item>
            <text:list-item>
              <text:p text:style-name="P112">Use <text:span text:style-name="T1">termi</text:span><text:span text:style-name="T2">os</text:span> instead of <text:span text:style-name="T1">termcap</text:span></text:p>
            </text:list-item>
            <text:list-item>
              <text:p text:style-name="P113">Fix code in = command that processes <text:span text:style-name="T1">sprintf()</text:span> string</text:p>
            </text:list-item>
            <text:list-item>
              <text:p text:style-name="P114">Fix handling of indirect files</text:p>
            </text:list-item>
            <text:list-item>
              <text:p text:style-name="P110">Doxygen documentation</text:p>
            </text:list-item>
          </text:list>
        </text:list-item>
        <text:list-item>
          <text:p text:style-name="P110">Porting</text:p>
          <text:list>
            <text:list-item>
              <text:p text:style-name="P110">Windows</text:p>
            </text:list-item>
            <text:list-item>
              <text:p text:style-name="P110">MacOS</text:p>
            </text:list-item>
            <text:list-item>
              <text:p text:style-name="P110">VMS</text:p>
            </text:list-item>
          </text:list>
        </text:list-item>
        <text:list-item>
          <text:p text:style-name="P110">Documentation</text:p>
          <text:list>
            <text:list-item>
              <text:p text:style-name="P110">Credits</text:p>
            </text:list-item>
            <text:list-item>
              <text:p text:style-name="P111">Naming conventions (files, variables, etc.)</text:p>
            </text:list-item>
            <text:list-item>
              <text:p text:style-name="P111">Theory of operation</text:p>
            </text:list-item>
            <text:list-item>
              <text:p text:style-name="P110">Supported commands</text:p>
              <text:list>
                <text:list-item>
                  <text:p text:style-name="P110">TECO-11</text:p>
                </text:list-item>
                <text:list-item>
                  <text:p text:style-name="P110">TECO-32</text:p>
                </text:list-item>
                <text:list-item>
                  <text:p text:style-name="P110">TECO C</text:p>
                </text:list-item>
              </text:list>
            </text:list-item>
            <text:list-item>
              <text:p text:style-name="P111">New commands</text:p>
            </text:list-item>
            <text:list-item>
              <text:p text:style-name="P111">Gap buffer</text:p>
            </text:list-item>
          </text:list>
        </text:list-item>
        <text:list-item>
          <text:p text:style-name="P110">Tests</text:p>
          <text:list>
            <text:list-item>
              <text:p text:style-name="P110">TECO-11/TECO-32 macros</text:p>
            </text:list-item>
            <text:list-item>
              <text:p text:style-name="P110">TECO C macros</text:p>
            </text:list-item>
            <text:list-item>
              <text:p text:style-name="P110">Automated tests</text:p>
            </text:list-item>
            <text:list-item>
              <text:p text:style-name="P110">PC-Lint</text:p>
            </text:list-item>
            <text:list-item>
              <text:p text:style-name="P110">Valgrind</text:p>
            </text:list-item>
            <text:list-item>
              <text:p text:style-name="P110">GPROF</text:p>
            </text:list-item>
          </text:list>
        </text:list-item>
      </text:list>
      <text:p text:style-name="P7"/>
      <text:p text:style-name="P11"><text:span text:style-name="T30">TECO </text:span><text:span text:style-name="T32">Commands</text:span></text:p>
      <text:p text:style-name="P84"/>
      <text:list xml:id="list3682587508" text:style-name="L5">
        <text:list-item>
          <text:p text:style-name="P117"><text:span text:style-name="T34">F</text:span>ile Specification Commands</text:p>
          <text:list>
            <text:list-item>
              <text:p text:style-name="P117">File Opening Commands</text:p>
            </text:list-item>
            <text:list-item>
              <text:p text:style-name="P117">File Close and Exit Commands</text:p>
            </text:list-item>
            <text:list-item>
              <text:p text:style-name="P117">Secondary Stream Commands</text:p>
              <text:list>
                <text:list-item>
                  <text:p text:style-name="P118">Input commands</text:p>
                </text:list-item>
                <text:list-item>
                  <text:p text:style-name="P118">Output commands</text:p>
                </text:list-item>
                <text:list-item>
                  <text:p text:style-name="P118">Indirect file commands</text:p>
                </text:list-item>
              </text:list>
            </text:list-item>
            <text:list-item>
              <text:p text:style-name="P117">Wildcard Commands</text:p>
            </text:list-item>
            <text:list-item>
              <text:p text:style-name="P117">Direct I/O Commands</text:p>
            </text:list-item>
          </text:list>
        </text:list-item>
        <text:list-item>
          <text:p text:style-name="P117">Page Manipulation Commands</text:p>
          <text:list>
            <text:list-item>
              <text:p text:style-name="P118">Append commands</text:p>
            </text:list-item>
            <text:list-item>
              <text:p text:style-name="P118">Page commands</text:p>
            </text:list-item>
            <text:list-item>
              <text:p text:style-name="P118">Yank commands</text:p>
            </text:list-item>
          </text:list>
        </text:list-item>
        <text:list-item>
          <text:p text:style-name="P117">Buffer Pointer Manipulation Commands</text:p>
          <text:list>
            <text:list-item>
              <text:p text:style-name="P118">Character commands</text:p>
            </text:list-item>
            <text:list-item>
              <text:p text:style-name="P118">Jump commands</text:p>
            </text:list-item>
            <text:list-item>
              <text:p text:style-name="P118">Line commands</text:p>
            </text:list-item>
            <text:list-item>
              <text:p text:style-name="P118">Reverse commands</text:p>
            </text:list-item>
          </text:list>
        </text:list-item>
        <text:list-item>
          <text:p text:style-name="P117">Text Type-Out Commands</text:p>
        </text:list-item>
        <text:list-item>
          <text:p text:style-name="P117">Deletion Commands</text:p>
          <text:list>
            <text:list-item>
              <text:p text:style-name="P118">Delete commands</text:p>
            </text:list-item>
            <text:list-item>
              <text:p text:style-name="P118">Kill commands</text:p>
            </text:list-item>
          </text:list>
        </text:list-item>
        <text:list-item>
          <text:p text:style-name="P117"><text:soft-page-break/>Insertion Commands</text:p>
        </text:list-item>
        <text:list-item>
          <text:p text:style-name="P117">Search Commands</text:p>
          <text:list>
            <text:list-item>
              <text:p text:style-name="P118">Unbounded search commands</text:p>
            </text:list-item>
            <text:list-item>
              <text:p text:style-name="P118">Bounded search commands</text:p>
            </text:list-item>
            <text:list-item>
              <text:p text:style-name="P118">Search and replace commands</text:p>
            </text:list-item>
          </text:list>
        </text:list-item>
        <text:list-item>
          <text:p text:style-name="P117">Search Arguments</text:p>
          <text:list>
            <text:list-item>
              <text:p text:style-name="P118">String building characters</text:p>
            </text:list-item>
            <text:list-item>
              <text:p text:style-name="P118">Match control characters</text:p>
            </text:list-item>
          </text:list>
        </text:list-item>
        <text:list-item>
          <text:p text:style-name="P117">Q-Register Manipulation</text:p>
          <text:list>
            <text:list-item>
              <text:p text:style-name="P118">Q-register loading commands</text:p>
            </text:list-item>
            <text:list-item>
              <text:p text:style-name="P118">Q-register retrieval commands</text:p>
            </text:list-item>
            <text:list-item>
              <text:p text:style-name="P118">Macro invocation commands</text:p>
            </text:list-item>
          </text:list>
        </text:list-item>
        <text:list-item>
          <text:p text:style-name="P118">Arithmetic and Expressions</text:p>
          <text:list>
            <text:list-item>
              <text:p text:style-name="P118">Arithmetic operators</text:p>
            </text:list-item>
            <text:list-item>
              <text:p text:style-name="P118">Conversion and radix control commands</text:p>
            </text:list-item>
          </text:list>
        </text:list-item>
        <text:list-item>
          <text:p text:style-name="P118">Special Numeric Values</text:p>
          <text:list>
            <text:list-item>
              <text:p text:style-name="P118">Characters associated with numeric values</text:p>
            </text:list-item>
            <text:list-item>
              <text:p text:style-name="P118">Mode control flags</text:p>
            </text:list-item>
          </text:list>
        </text:list-item>
        <text:list-item>
          <text:p text:style-name="P118">Command Loops</text:p>
        </text:list-item>
        <text:list-item>
          <text:p text:style-name="P118">Branching Commands</text:p>
        </text:list-item>
        <text:list-item>
          <text:p text:style-name="P118">Conditional Execution Commands</text:p>
        </text:list-item>
        <text:list-item>
          <text:p text:style-name="P118">Retrieving Environment Characteristics</text:p>
        </text:list-item>
        <text:list-item>
          <text:p text:style-name="P118">Mode Control Flags</text:p>
        </text:list-item>
        <text:list-item>
          <text:p text:style-name="P118">Scope Commands</text:p>
        </text:list-item>
        <text:list-item>
          <text:p text:style-name="P118"><text:soft-page-break/>Programming Aids</text:p>
          <text:list>
            <text:list-item>
              <text:p text:style-name="P118">Text Formatting</text:p>
            </text:list-item>
            <text:list-item>
              <text:p text:style-name="P118">Comments</text:p>
            </text:list-item>
            <text:list-item>
              <text:p text:style-name="P118">Messages</text:p>
            </text:list-item>
            <text:list-item>
              <text:p text:style-name="P118">Tracing</text:p>
            </text:list-item>
            <text:list-item>
              <text:p text:style-name="P118">Convenience Characters</text:p>
            </text:list-item>
            <text:list-item>
              <text:p text:style-name="P118">Memory Expansion</text:p>
            </text:list-item>
            <text:list-item>
              <text:p text:style-name="P118">Case Control</text:p>
            </text:list-item>
          </text:list>
        </text:list-item>
      </text:list>
      <text:p text:style-name="P85"/>
      <text:p text:style-name="P8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2"><text:span text:style-name="T34">A</text:span>SCII</text:p>
          </table:table-cell>
          <table:table-cell table:style-name="Table2.A1" office:value-type="string">
            <text:p text:style-name="P12">Chr.</text:p>
          </table:table-cell>
          <table:table-cell table:style-name="Table2.A1" office:value-type="string">
            <text:p text:style-name="P13">Example</text:p>
          </table:table-cell>
          <table:table-cell table:style-name="Table2.D1" office:value-type="string">
            <text:p text:style-name="P14">Comments (blank = completed)</text:p>
          </table:table-cell>
        </table:table-row>
        <table:table-row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NUL</text:p>
          </table:table-cell>
          <table:table-cell table:style-name="Table2.A2" office:value-type="string">
            <text:p text:style-name="P15">n/a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^A</text:p>
          </table:table-cell>
          <table:table-cell table:style-name="Table2.A2" office:value-type="string">
            <text:p text:style-name="P15">^Atext<text:span text:style-name="T10">`</text:span></text:p>
          </table:table-cell>
          <table:table-cell table:style-name="Table2.D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9">2</text:p>
          </table:table-cell>
          <table:table-cell table:style-name="Table2.A2" office:value-type="string">
            <text:p text:style-name="P19">^B</text:p>
          </table:table-cell>
          <table:table-cell table:style-name="Table2.A2" office:value-type="string">
            <text:p text:style-name="P19">^B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5">^C</text:p>
          </table:table-cell>
          <table:table-cell table:style-name="Table2.A2" office:value-type="string">
            <text:p text:style-name="P21">^C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5">^D</text:p>
          </table:table-cell>
          <table:table-cell table:style-name="Table2.A2" office:value-type="string">
            <text:p text:style-name="P19">^D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>5</text:p>
          </table:table-cell>
          <table:table-cell table:style-name="Table2.A2" office:value-type="string">
            <text:p text:style-name="P15">^E</text:p>
          </table:table-cell>
          <table:table-cell table:style-name="Table2.A2" office:value-type="string">
            <text:p text:style-name="P23">^E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A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B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C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D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Gq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L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7">^EM</text:p>
          </table:table-cell>
          <table:table-cell table:style-name="Table2.D2" office:value-type="string">
            <text:p text:style-name="P51">TECO-10 feature.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Q<text:span text:style-name="T26">q</text:span>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R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S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Uq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V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W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X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8">^E<text:span text:style-name="T25">&lt;</text:span>nnn<text:span text:style-name="T25">&gt;</text:span></text:p>
          </table:table-cell>
          <table:table-cell table:style-name="Table2.D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7">^E[a,b,c,...]</text:p>
          </table:table-cell>
          <table:table-cell table:style-name="Table2.D2" office:value-type="string">
            <text:p text:style-name="P48">TECO-10 feature.</text:p>
          </table:table-cell>
        </table:table-row>
        <table:table-row>
          <table:table-cell table:style-name="Table2.A2" office:value-type="string">
            <text:p text:style-name="P15">6</text:p>
          </table:table-cell>
          <table:table-cell table:style-name="Table2.A2" office:value-type="string">
            <text:p text:style-name="P15">^F</text:p>
          </table:table-cell>
          <table:table-cell table:style-name="Table2.A2" office:value-type="string">
            <text:p text:style-name="P23"><text:span text:style-name="T11">n</text:span>^F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5">7</text:p>
          </table:table-cell>
          <table:table-cell table:style-name="Table2.A2" office:value-type="string">
            <text:p text:style-name="P15">^G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>8</text:p>
          </table:table-cell>
          <table:table-cell table:style-name="Table2.A2" office:value-type="string">
            <text:p text:style-name="P23">^H</text:p>
          </table:table-cell>
          <table:table-cell table:style-name="Table2.A2" office:value-type="string">
            <text:p text:style-name="P23">^H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3">BS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52">9</text:p>
          </table:table-cell>
          <table:table-cell table:style-name="Table2.A2" office:value-type="string">
            <text:p text:style-name="P53">^I</text:p>
          </table:table-cell>
          <table:table-cell table:style-name="Table2.A2" office:value-type="string">
            <text:p text:style-name="P53">^Itext<text:span text:style-name="T10">`</text:span></text:p>
          </table:table-cell>
          <table:table-cell table:style-name="Table2.D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15">10</text:p>
          </table:table-cell>
          <table:table-cell table:style-name="Table2.A2" office:value-type="string">
            <text:p text:style-name="P15">LF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5">11</text:p>
          </table:table-cell>
          <table:table-cell table:style-name="Table2.A2" office:value-type="string">
            <text:p text:style-name="P15">VT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5">12</text:p>
          </table:table-cell>
          <table:table-cell table:style-name="Table2.A2" office:value-type="string">
            <text:p text:style-name="P15">FF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5">13</text:p>
          </table:table-cell>
          <table:table-cell table:style-name="Table2.A2" office:value-type="string">
            <text:p text:style-name="P15">CR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5">14</text:p>
          </table:table-cell>
          <table:table-cell table:style-name="Table2.A2" office:value-type="string">
            <text:p text:style-name="P15">^N</text:p>
          </table:table-cell>
          <table:table-cell table:style-name="Table2.A2" office:value-type="string">
            <text:p text:style-name="P21">^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N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>15</text:p>
          </table:table-cell>
          <table:table-cell table:style-name="Table2.A2" office:value-type="string">
            <text:p text:style-name="P15">^O</text:p>
          </table:table-cell>
          <table:table-cell table:style-name="Table2.A2" office:value-type="string">
            <text:p text:style-name="P19">^O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>16</text:p>
          </table:table-cell>
          <table:table-cell table:style-name="Table2.A2" office:value-type="string">
            <text:p text:style-name="P15">^P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5">17</text:p>
          </table:table-cell>
          <table:table-cell table:style-name="Table2.A2" office:value-type="string">
            <text:p text:style-name="P15">^Q</text:p>
          </table:table-cell>
          <table:table-cell table:style-name="Table2.A2" office:value-type="string">
            <text:p text:style-name="P27">^Q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15">18</text:p>
          </table:table-cell>
          <table:table-cell table:style-name="Table2.A2" office:value-type="string">
            <text:p text:style-name="P15">^R</text:p>
          </table:table-cell>
          <table:table-cell table:style-name="Table2.A2" office:value-type="string">
            <text:p text:style-name="P19"><text:span text:style-name="T11">n</text:span>^R</text:p>
          </table:table-cell>
          <table:table-cell table:style-name="Table2.D2" office:value-type="string">
            <text:p text:style-name="P20"/>
          </table:table-cell>
        </table:table-row>
        <text:soft-page-break/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30">^R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52">19</text:p>
          </table:table-cell>
          <table:table-cell table:style-name="Table2.A2" office:value-type="string">
            <text:p text:style-name="P52">^S</text:p>
          </table:table-cell>
          <table:table-cell table:style-name="Table2.A2" office:value-type="string">
            <text:p text:style-name="P55">^S</text:p>
          </table:table-cell>
          <table:table-cell table:style-name="Table2.D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8">^S</text:p>
          </table:table-cell>
          <table:table-cell table:style-name="Table2.D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15">20</text:p>
          </table:table-cell>
          <table:table-cell table:style-name="Table2.A2" office:value-type="string">
            <text:p text:style-name="P15">^T</text:p>
          </table:table-cell>
          <table:table-cell table:style-name="Table2.A2" office:value-type="string">
            <text:p text:style-name="P23">n^T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3">:<text:span text:style-name="T12">^T</text:span></text:p>
          </table:table-cell>
          <table:table-cell table:style-name="Table2.D2" office:value-type="string">
            <text:p text:style-name="P32">Escape sequence function.</text:p>
          </table:table-cell>
        </table:table-row>
        <table:table-row>
          <table:table-cell table:style-name="Table2.A2" office:value-type="string">
            <text:p text:style-name="P15">21</text:p>
          </table:table-cell>
          <table:table-cell table:style-name="Table2.A2" office:value-type="string">
            <text:p text:style-name="P15">^U</text:p>
          </table:table-cell>
          <table:table-cell table:style-name="Table2.A2" office:value-type="string">
            <text:p text:style-name="P23">^Uqtext<text:span text:style-name="T10">`</text:span>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5">22</text:p>
          </table:table-cell>
          <table:table-cell table:style-name="Table2.A2" office:value-type="string">
            <text:p text:style-name="P15">^V</text:p>
          </table:table-cell>
          <table:table-cell table:style-name="Table2.A2" office:value-type="string">
            <text:p text:style-name="P21">^V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58">^V^V</text:p>
          </table:table-cell>
          <table:table-cell table:style-name="Table2.D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15">23</text:p>
          </table:table-cell>
          <table:table-cell table:style-name="Table2.A2" office:value-type="string">
            <text:p text:style-name="P15">^W</text:p>
          </table:table-cell>
          <table:table-cell table:style-name="Table2.A2" office:value-type="string">
            <text:p text:style-name="P21">^W</text:p>
          </table:table-cell>
          <table:table-cell table:style-name="Table2.D2" office:value-type="string">
            <text:p text:style-name="P31">Scope function.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1">^W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58">^W^W</text:p>
          </table:table-cell>
          <table:table-cell table:style-name="Table2.D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15">24</text:p>
          </table:table-cell>
          <table:table-cell table:style-name="Table2.A2" office:value-type="string">
            <text:p text:style-name="P15">^X</text:p>
          </table:table-cell>
          <table:table-cell table:style-name="Table2.A2" office:value-type="string">
            <text:p text:style-name="P23"><text:span text:style-name="T11">n</text:span>^X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X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>25</text:p>
          </table:table-cell>
          <table:table-cell table:style-name="Table2.A2" office:value-type="string">
            <text:p text:style-name="P15">^Y</text:p>
          </table:table-cell>
          <table:table-cell table:style-name="Table2.A2" office:value-type="string">
            <text:p text:style-name="P21">^Y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15">26</text:p>
          </table:table-cell>
          <table:table-cell table:style-name="Table2.A2" office:value-type="string">
            <text:p text:style-name="P15">^Z</text:p>
          </table:table-cell>
          <table:table-cell table:style-name="Table2.A2" office:value-type="string">
            <text:p text:style-name="P21">^Z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>27</text:p>
          </table:table-cell>
          <table:table-cell table:style-name="Table2.A2" office:value-type="string">
            <text:p text:style-name="P15">ESC</text:p>
          </table:table-cell>
          <table:table-cell table:style-name="Table2.A2" office:value-type="string">
            <text:p text:style-name="P34">$</text:p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5">28</text:p>
          </table:table-cell>
          <table:table-cell table:style-name="Table2.A2" office:value-type="string">
            <text:p text:style-name="P15">^<text:span text:style-name="T13">\</text:span></text:p>
          </table:table-cell>
          <table:table-cell table:style-name="Table2.A2" office:value-type="string">
            <text:p text:style-name="P34">n/a</text:p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5">29</text:p>
          </table:table-cell>
          <table:table-cell table:style-name="Table2.A2" office:value-type="string">
            <text:p text:style-name="P15">^<text:span text:style-name="T13">]</text:span></text:p>
          </table:table-cell>
          <table:table-cell table:style-name="Table2.A2" office:value-type="string">
            <text:p text:style-name="P34">n/a</text:p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5">30</text:p>
          </table:table-cell>
          <table:table-cell table:style-name="Table2.A2" office:value-type="string">
            <text:p text:style-name="P15">^^</text:p>
          </table:table-cell>
          <table:table-cell table:style-name="Table2.A2" office:value-type="string">
            <text:p text:style-name="P19">^^A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>31</text:p>
          </table:table-cell>
          <table:table-cell table:style-name="Table2.A2" office:value-type="string">
            <text:p text:style-name="P15">^_</text:p>
          </table:table-cell>
          <table:table-cell table:style-name="Table2.A2" office:value-type="string">
            <text:p text:style-name="P19">n^_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>32</text:p>
          </table:table-cell>
          <table:table-cell table:style-name="Table2.A2" office:value-type="string">
            <text:p text:style-name="P36">SPACE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60">33</text:p>
          </table:table-cell>
          <table:table-cell table:style-name="Table2.A2" office:value-type="string">
            <text:p text:style-name="P52">!</text:p>
          </table:table-cell>
          <table:table-cell table:style-name="Table2.A2" office:value-type="string">
            <text:p text:style-name="P52">!<text:span text:style-name="T14">tag!</text:span></text:p>
          </table:table-cell>
          <table:table-cell table:style-name="Table2.D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36">34</text:p>
          </table:table-cell>
          <table:table-cell table:style-name="Table2.A2" office:value-type="string">
            <text:p text:style-name="P15">“</text:p>
          </table:table-cell>
          <table:table-cell table:style-name="Table2.A2" office:value-type="string">
            <text:p text:style-name="P15">“<text:span text:style-name="T15">E</text:span>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6">35</text:p>
          </table:table-cell>
          <table:table-cell table:style-name="Table2.A2" office:value-type="string">
            <text:p text:style-name="P36">#</text:p>
          </table:table-cell>
          <table:table-cell table:style-name="Table2.A2" office:value-type="string">
            <text:p text:style-name="P21">m#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36</text:p>
          </table:table-cell>
          <table:table-cell table:style-name="Table2.A2" office:value-type="string">
            <text:p text:style-name="P36">$</text:p>
          </table:table-cell>
          <table:table-cell table:style-name="Table2.A2" office:value-type="string">
            <text:p text:style-name="P21">$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6">37</text:p>
          </table:table-cell>
          <table:table-cell table:style-name="Table2.A2" office:value-type="string">
            <text:p text:style-name="P15">%</text:p>
          </table:table-cell>
          <table:table-cell table:style-name="Table2.A2" office:value-type="string">
            <text:p text:style-name="P15">%<text:span text:style-name="T14">q</text:span>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38</text:p>
          </table:table-cell>
          <table:table-cell table:style-name="Table2.A2" office:value-type="string">
            <text:p text:style-name="P36">&amp;</text:p>
          </table:table-cell>
          <table:table-cell table:style-name="Table2.A2" office:value-type="string">
            <text:p text:style-name="P21">m&amp;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39</text:p>
          </table:table-cell>
          <table:table-cell table:style-name="Table2.A2" office:value-type="string">
            <text:p text:style-name="P15">‘</text:p>
          </table:table-cell>
          <table:table-cell table:style-name="Table2.A2" office:value-type="string">
            <text:p text:style-name="P21">‘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6">40</text:p>
          </table:table-cell>
          <table:table-cell table:style-name="Table2.A2" office:value-type="string">
            <text:p text:style-name="P36">(</text:p>
          </table:table-cell>
          <table:table-cell table:style-name="Table2.A2" office:value-type="string">
            <text:p text:style-name="P21">(n)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41</text:p>
          </table:table-cell>
          <table:table-cell table:style-name="Table2.A2" office:value-type="string">
            <text:p text:style-name="P36">)</text:p>
          </table:table-cell>
          <table:table-cell table:style-name="Table2.A2" office:value-type="string">
            <text:p text:style-name="P21">(n)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42</text:p>
          </table:table-cell>
          <table:table-cell table:style-name="Table2.A2" office:value-type="string">
            <text:p text:style-name="P15">*</text:p>
          </table:table-cell>
          <table:table-cell table:style-name="Table2.A2" office:value-type="string">
            <text:p text:style-name="P21">m*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43</text:p>
          </table:table-cell>
          <table:table-cell table:style-name="Table2.A2" office:value-type="string">
            <text:p text:style-name="P36">+</text:p>
          </table:table-cell>
          <table:table-cell table:style-name="Table2.A2" office:value-type="string">
            <text:p text:style-name="P21">m+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44</text:p>
          </table:table-cell>
          <table:table-cell table:style-name="Table2.A2" office:value-type="string">
            <text:p text:style-name="P15">,</text:p>
          </table:table-cell>
          <table:table-cell table:style-name="Table2.A2" office:value-type="string">
            <text:p text:style-name="P21">m,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45</text:p>
          </table:table-cell>
          <table:table-cell table:style-name="Table2.A2" office:value-type="string">
            <text:p text:style-name="P15">-</text:p>
          </table:table-cell>
          <table:table-cell table:style-name="Table2.A2" office:value-type="string">
            <text:p text:style-name="P21">m-n, -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81">46</text:p>
          </table:table-cell>
          <table:table-cell table:style-name="Table2.A2" office:value-type="string">
            <text:p text:style-name="P52">.</text:p>
          </table:table-cell>
          <table:table-cell table:style-name="Table2.A2" office:value-type="string">
            <text:p text:style-name="P52">.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36">47</text:p>
          </table:table-cell>
          <table:table-cell table:style-name="Table2.A2" office:value-type="string">
            <text:p text:style-name="P15">/</text:p>
          </table:table-cell>
          <table:table-cell table:style-name="Table2.A2" office:value-type="string">
            <text:p text:style-name="P21">m/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48-<text:span text:style-name="T16">57</text:span></text:p>
          </table:table-cell>
          <table:table-cell table:style-name="Table2.A2" office:value-type="string">
            <text:p text:style-name="P36">0-<text:span text:style-name="T16">9</text:span></text:p>
          </table:table-cell>
          <table:table-cell table:style-name="Table2.A2" office:value-type="string">
            <text:p text:style-name="P21">[0-9]+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58</text:p>
          </table:table-cell>
          <table:table-cell table:style-name="Table2.A2" office:value-type="string">
            <text:p text:style-name="P15">:</text:p>
          </table:table-cell>
          <table:table-cell table:style-name="Table2.A2" office:value-type="string">
            <text:p text:style-name="P15">:<text:span text:style-name="T17">==</text:span></text:p>
          </table:table-cell>
          <table:table-cell table:style-name="Table2.D2" office:value-type="string">
            <text:p text:style-name="P20"/>
          </table:table-cell>
        </table:table-row>
        <text:soft-page-break/>
        <table:table-row>
          <table:table-cell table:style-name="Table2.A2" office:value-type="string">
            <text:p text:style-name="P36">59</text:p>
          </table:table-cell>
          <table:table-cell table:style-name="Table2.A2" office:value-type="string">
            <text:p text:style-name="P15">;</text:p>
          </table:table-cell>
          <table:table-cell table:style-name="Table2.A2" office:value-type="string">
            <text:p text:style-name="P15">;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6">60</text:p>
          </table:table-cell>
          <table:table-cell table:style-name="Table2.A2" office:value-type="string">
            <text:p text:style-name="P36">&lt;</text:p>
          </table:table-cell>
          <table:table-cell table:style-name="Table2.A2" office:value-type="string">
            <text:p text:style-name="P21">n&lt;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61</text:p>
          </table:table-cell>
          <table:table-cell table:style-name="Table2.A2" office:value-type="string">
            <text:p text:style-name="P45">=</text:p>
          </table:table-cell>
          <table:table-cell table:style-name="Table2.A2" office:value-type="string">
            <text:p text:style-name="P18">n=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6<text:span text:style-name="T18">2</text:span></text:p>
          </table:table-cell>
          <table:table-cell table:style-name="Table2.A2" office:value-type="string">
            <text:p text:style-name="P36">&gt;</text:p>
          </table:table-cell>
          <table:table-cell table:style-name="Table2.A2" office:value-type="string">
            <text:p text:style-name="P21">&gt;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62">6<text:span text:style-name="T18">3</text:span></text:p>
          </table:table-cell>
          <table:table-cell table:style-name="Table2.A2" office:value-type="string">
            <text:p text:style-name="P52">?</text:p>
          </table:table-cell>
          <table:table-cell table:style-name="Table2.A2" office:value-type="string">
            <text:p text:style-name="P52">?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36">6<text:span text:style-name="T18">4</text:span></text:p>
          </table:table-cell>
          <table:table-cell table:style-name="Table2.A2" office:value-type="string">
            <text:p text:style-name="P36">@</text:p>
          </table:table-cell>
          <table:table-cell table:style-name="Table2.A2" office:value-type="string">
            <text:p text:style-name="P18">@^A/hello/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81">65</text:p>
          </table:table-cell>
          <table:table-cell table:style-name="Table2.A2" office:value-type="string">
            <text:p text:style-name="P52">A</text:p>
          </table:table-cell>
          <table:table-cell table:style-name="Table2.A2" office:value-type="string">
            <text:p text:style-name="P60">A</text:p>
          </table:table-cell>
          <table:table-cell table:style-name="Table2.D2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64">nA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36">66</text:p>
          </table:table-cell>
          <table:table-cell table:style-name="Table2.A2" office:value-type="string">
            <text:p text:style-name="P15">B</text:p>
          </table:table-cell>
          <table:table-cell table:style-name="Table2.A2" office:value-type="string">
            <text:p text:style-name="P21">B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62">67</text:p>
          </table:table-cell>
          <table:table-cell table:style-name="Table2.A2" office:value-type="string">
            <text:p text:style-name="P52">C</text:p>
          </table:table-cell>
          <table:table-cell table:style-name="Table2.A2" office:value-type="string">
            <text:p text:style-name="P55">nC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62">68</text:p>
          </table:table-cell>
          <table:table-cell table:style-name="Table2.A2" office:value-type="string">
            <text:p text:style-name="P52">D</text:p>
          </table:table-cell>
          <table:table-cell table:style-name="Table2.A2" office:value-type="string">
            <text:p text:style-name="P55">m,nD</text:p>
          </table:table-cell>
          <table:table-cell table:style-name="Table2.D2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62">69</text:p>
          </table:table-cell>
          <table:table-cell table:style-name="Table2.A2" office:value-type="string">
            <text:p text:style-name="P52">E%</text:p>
          </table:table-cell>
          <table:table-cell table:style-name="Table2.A2" office:value-type="string">
            <text:p text:style-name="P73">E%qfile<text:span text:style-name="T10">`</text:span>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82"/>
          </table:table-cell>
          <table:table-cell table:style-name="Table2.A2" office:value-type="string">
            <text:p text:style-name="P52"><text:span text:style-name="T18">E</text:span>A</text:p>
          </table:table-cell>
          <table:table-cell table:style-name="Table2.A2" office:value-type="string">
            <text:p text:style-name="P60">EA</text:p>
          </table:table-cell>
          <table:table-cell table:style-name="Table2.D2" office:value-type="string">
            <text:p text:style-name="P66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2"><text:span text:style-name="T18">E</text:span>B</text:p>
          </table:table-cell>
          <table:table-cell table:style-name="Table2.A2" office:value-type="string">
            <text:p text:style-name="P60">EBfile</text:p>
          </table:table-cell>
          <table:table-cell table:style-name="Table2.D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2"><text:span text:style-name="T18">E</text:span>C</text:p>
          </table:table-cell>
          <table:table-cell table:style-name="Table2.A2" office:value-type="string">
            <text:p text:style-name="P60">EC</text:p>
          </table:table-cell>
          <table:table-cell table:style-name="Table2.D2" office:value-type="string">
            <text:p text:style-name="P66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<text:span text:style-name="T18">E</text:span>D</text:p>
          </table:table-cell>
          <table:table-cell table:style-name="Table2.A2" office:value-type="string">
            <text:p text:style-name="P23">m,nED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E<text:span text:style-name="T18">E</text:span></text:p>
          </table:table-cell>
          <table:table-cell table:style-name="Table2.A2" office:value-type="string">
            <text:p text:style-name="P19">nEE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EF</text:p>
          </table:table-cell>
          <table:table-cell table:style-name="Table2.A2" office:value-type="string">
            <text:p text:style-name="P19">EF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2"><text:span text:style-name="T18">E</text:span>G</text:p>
          </table:table-cell>
          <table:table-cell table:style-name="Table2.A2" office:value-type="string">
            <text:p text:style-name="P69">EGtext<text:span text:style-name="T10">`</text:span></text:p>
          </table:table-cell>
          <table:table-cell table:style-name="Table2.D2" office:value-type="string">
            <text:p text:style-name="P8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EH</text:p>
          </table:table-cell>
          <table:table-cell table:style-name="Table2.A2" office:value-type="string">
            <text:p text:style-name="P19"><text:span text:style-name="T19">m,</text:span>nEH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82"/>
          </table:table-cell>
          <table:table-cell table:style-name="Table2.A2" office:value-type="string">
            <text:p text:style-name="P68">EI</text:p>
          </table:table-cell>
          <table:table-cell table:style-name="Table2.A2" office:value-type="string">
            <text:p text:style-name="P69">EIfile<text:span text:style-name="T10">`</text:span></text:p>
          </table:table-cell>
          <table:table-cell table:style-name="Table2.D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EJ</text:p>
          </table:table-cell>
          <table:table-cell table:style-name="Table2.A2" office:value-type="string">
            <text:p text:style-name="P19">nEJ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8">EK</text:p>
          </table:table-cell>
          <table:table-cell table:style-name="Table2.A2" office:value-type="string">
            <text:p text:style-name="P60">EK</text:p>
          </table:table-cell>
          <table:table-cell table:style-name="Table2.D2" office:value-type="string">
            <text:p text:style-name="P71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8">EL</text:p>
          </table:table-cell>
          <table:table-cell table:style-name="Table2.A2" office:value-type="string">
            <text:p text:style-name="P60">ELfile<text:span text:style-name="T10">`</text:span>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82"/>
          </table:table-cell>
          <table:table-cell table:style-name="Table2.A2" office:value-type="string">
            <text:p text:style-name="P52"><text:span text:style-name="T18">E</text:span>N</text:p>
          </table:table-cell>
          <table:table-cell table:style-name="Table2.A2" office:value-type="string">
            <text:p text:style-name="P60">ENfile<text:span text:style-name="T10">`</text:span></text:p>
          </table:table-cell>
          <table:table-cell table:style-name="Table2.D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<text:span text:style-name="T18">E</text:span>O</text:p>
          </table:table-cell>
          <table:table-cell table:style-name="Table2.A2" office:value-type="string">
            <text:p text:style-name="P19">nEO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2"><text:span text:style-name="T18">E</text:span>P</text:p>
          </table:table-cell>
          <table:table-cell table:style-name="Table2.A2" office:value-type="string">
            <text:p text:style-name="P60">EP</text:p>
          </table:table-cell>
          <table:table-cell table:style-name="Table2.D2" office:value-type="string">
            <text:p text:style-name="P71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2"><text:span text:style-name="T18">E</text:span>Q</text:p>
          </table:table-cell>
          <table:table-cell table:style-name="Table2.A2" office:value-type="string">
            <text:p text:style-name="P73">E<text:span text:style-name="T20">Qq</text:span>file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2"><text:span text:style-name="T18">E</text:span>R</text:p>
          </table:table-cell>
          <table:table-cell table:style-name="Table2.A2" office:value-type="string">
            <text:p text:style-name="P60">ERfile<text:span text:style-name="T10">`</text:span></text:p>
          </table:table-cell>
          <table:table-cell table:style-name="Table2.D2" office:value-type="string">
            <text:p text:style-name="P66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<text:span text:style-name="T18">E</text:span>S</text:p>
          </table:table-cell>
          <table:table-cell table:style-name="Table2.A2" office:value-type="string">
            <text:p text:style-name="P19">nES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<text:span text:style-name="T18">E</text:span>T</text:p>
          </table:table-cell>
          <table:table-cell table:style-name="Table2.A2" office:value-type="string">
            <text:p text:style-name="P19">m,nET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<text:span text:style-name="T18">E</text:span>U</text:p>
          </table:table-cell>
          <table:table-cell table:style-name="Table2.A2" office:value-type="string">
            <text:p text:style-name="P19">nEU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<text:span text:style-name="T18">E</text:span>V</text:p>
          </table:table-cell>
          <table:table-cell table:style-name="Table2.A2" office:value-type="string">
            <text:p text:style-name="P19">nEV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8">EW</text:p>
          </table:table-cell>
          <table:table-cell table:style-name="Table2.A2" office:value-type="string">
            <text:p text:style-name="P60">EWfile<text:span text:style-name="T10">`</text:span></text:p>
          </table:table-cell>
          <table:table-cell table:style-name="Table2.D2" office:value-type="string">
            <text:p text:style-name="P71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EX</text:p>
          </table:table-cell>
          <table:table-cell table:style-name="Table2.A2" office:value-type="string">
            <text:p text:style-name="P19">EX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81"/>
          </table:table-cell>
          <table:table-cell table:style-name="Table2.A2" office:value-type="string">
            <text:p text:style-name="P52"><text:span text:style-name="T18">E</text:span>Y</text:p>
          </table:table-cell>
          <table:table-cell table:style-name="Table2.A2" office:value-type="string">
            <text:p text:style-name="P73">EY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8">E_</text:p>
          </table:table-cell>
          <table:table-cell table:style-name="Table2.A2" office:value-type="string">
            <text:p text:style-name="P73">E_text<text:span text:style-name="T10">`</text:span></text:p>
          </table:table-cell>
          <table:table-cell table:style-name="Table2.D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36">70</text:p>
          </table:table-cell>
          <table:table-cell table:style-name="Table2.A2" office:value-type="string">
            <text:p text:style-name="P15">F’</text:p>
          </table:table-cell>
          <table:table-cell table:style-name="Table2.A2" office:value-type="string">
            <text:p text:style-name="P41">F’</text:p>
          </table:table-cell>
          <table:table-cell table:style-name="Table2.D2" office:value-type="string">
            <text:p text:style-name="P40"/>
          </table:table-cell>
        </table:table-row>
        <text:soft-page-break/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&lt;</text:p>
          </table:table-cell>
          <table:table-cell table:style-name="Table2.A2" office:value-type="string">
            <text:p text:style-name="P41">F&lt;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&gt;</text:p>
          </table:table-cell>
          <table:table-cell table:style-name="Table2.A2" office:value-type="string">
            <text:p text:style-name="P41">F&gt;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|</text:p>
          </table:table-cell>
          <table:table-cell table:style-name="Table2.A2" office:value-type="string">
            <text:p text:style-name="P41">F|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B</text:p>
          </table:table-cell>
          <table:table-cell table:style-name="Table2.A2" office:value-type="string">
            <text:p text:style-name="P41">m,nFB<text:span text:style-name="T10">text`</text:span>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C</text:p>
          </table:table-cell>
          <table:table-cell table:style-name="Table2.A2" office:value-type="string">
            <text:p text:style-name="P41">m,nFC<text:span text:style-name="T10">text1`text2`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D</text:p>
          </table:table-cell>
          <table:table-cell table:style-name="Table2.A2" office:value-type="string">
            <text:p text:style-name="P41">nFD<text:span text:style-name="T10">text`</text:span>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8">FK</text:p>
          </table:table-cell>
          <table:table-cell table:style-name="Table2.A2" office:value-type="string">
            <text:p text:style-name="P73">nFK<text:span text:style-name="T10">text`</text:span></text:p>
          </table:table-cell>
          <table:table-cell table:style-name="Table2.D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N</text:p>
          </table:table-cell>
          <table:table-cell table:style-name="Table2.A2" office:value-type="string">
            <text:p text:style-name="P41">nFN<text:span text:style-name="T10">text1`text`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R</text:p>
          </table:table-cell>
          <table:table-cell table:style-name="Table2.A2" office:value-type="string">
            <text:p text:style-name="P41">FR<text:span text:style-name="T10">text1`text2`</text:span>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S</text:p>
          </table:table-cell>
          <table:table-cell table:style-name="Table2.A2" office:value-type="string">
            <text:p text:style-name="P41">nFS<text:span text:style-name="T10">text1`text2`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_</text:p>
          </table:table-cell>
          <table:table-cell table:style-name="Table2.A2" office:value-type="string">
            <text:p text:style-name="P41">nF_text<text:span text:style-name="T10">1`text2`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81">71</text:p>
          </table:table-cell>
          <table:table-cell table:style-name="Table2.A2" office:value-type="string">
            <text:p text:style-name="P52">G</text:p>
          </table:table-cell>
          <table:table-cell table:style-name="Table2.A2" office:value-type="string">
            <text:p text:style-name="P73">Gq,:Gq,G*</text:p>
          </table:table-cell>
          <table:table-cell table:style-name="Table2.D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36">72</text:p>
          </table:table-cell>
          <table:table-cell table:style-name="Table2.A2" office:value-type="string">
            <text:p text:style-name="P38">H</text:p>
          </table:table-cell>
          <table:table-cell table:style-name="Table2.A2" office:value-type="string">
            <text:p text:style-name="P41">H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2">73</text:p>
          </table:table-cell>
          <table:table-cell table:style-name="Table2.A2" office:value-type="string">
            <text:p text:style-name="P68">I</text:p>
          </table:table-cell>
          <table:table-cell table:style-name="Table2.A2" office:value-type="string">
            <text:p text:style-name="P73">Itext<text:span text:style-name="T10">`</text:span></text:p>
          </table:table-cell>
          <table:table-cell table:style-name="Table2.D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36">74</text:p>
          </table:table-cell>
          <table:table-cell table:style-name="Table2.A2" office:value-type="string">
            <text:p text:style-name="P38">J</text:p>
          </table:table-cell>
          <table:table-cell table:style-name="Table2.A2" office:value-type="string">
            <text:p text:style-name="P41">nJ</text:p>
          </table:table-cell>
          <table:table-cell table:style-name="Table2.D2" office:value-type="string">
            <text:p text:style-name="P43"/>
          </table:table-cell>
        </table:table-row>
        <table:table-row>
          <table:table-cell table:style-name="Table2.A2" office:value-type="string">
            <text:p text:style-name="P62">75</text:p>
          </table:table-cell>
          <table:table-cell table:style-name="Table2.A2" office:value-type="string">
            <text:p text:style-name="P68">K</text:p>
          </table:table-cell>
          <table:table-cell table:style-name="Table2.A2" office:value-type="string">
            <text:p text:style-name="P73">m,nK</text:p>
          </table:table-cell>
          <table:table-cell table:style-name="Table2.D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62">76</text:p>
          </table:table-cell>
          <table:table-cell table:style-name="Table2.A2" office:value-type="string">
            <text:p text:style-name="P68">L</text:p>
          </table:table-cell>
          <table:table-cell table:style-name="Table2.A2" office:value-type="string">
            <text:p text:style-name="P73">nL</text:p>
          </table:table-cell>
          <table:table-cell table:style-name="Table2.D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62">77</text:p>
          </table:table-cell>
          <table:table-cell table:style-name="Table2.A2" office:value-type="string">
            <text:p text:style-name="P68">M</text:p>
          </table:table-cell>
          <table:table-cell table:style-name="Table2.A2" office:value-type="string">
            <text:p text:style-name="P73">Mq</text:p>
          </table:table-cell>
          <table:table-cell table:style-name="Table2.D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36">78</text:p>
          </table:table-cell>
          <table:table-cell table:style-name="Table2.A2" office:value-type="string">
            <text:p text:style-name="P15">N</text:p>
          </table:table-cell>
          <table:table-cell table:style-name="Table2.A2" office:value-type="string">
            <text:p text:style-name="P41">Ntext<text:span text:style-name="T10">`</text:span>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6">79</text:p>
          </table:table-cell>
          <table:table-cell table:style-name="Table2.A2" office:value-type="string">
            <text:p text:style-name="P15">O</text:p>
          </table:table-cell>
          <table:table-cell table:style-name="Table2.A2" office:value-type="string">
            <text:p text:style-name="P41">Otag<text:span text:style-name="T10">`, nOt1,t2,t3`</text:span>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2">80</text:p>
          </table:table-cell>
          <table:table-cell table:style-name="Table2.A2" office:value-type="string">
            <text:p text:style-name="P52">P</text:p>
          </table:table-cell>
          <table:table-cell table:style-name="Table2.A2" office:value-type="string">
            <text:p text:style-name="P73">m,nP</text:p>
          </table:table-cell>
          <table:table-cell table:style-name="Table2.D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9">-<text:span text:style-name="T21">P</text:span></text:p>
          </table:table-cell>
          <table:table-cell table:style-name="Table2.D2" office:value-type="string">
            <text:p text:style-name="P50">TECO-32 feature.</text:p>
          </table:table-cell>
        </table:table-row>
        <table:table-row>
          <table:table-cell table:style-name="Table2.A2" office:value-type="string">
            <text:p text:style-name="P36">81</text:p>
          </table:table-cell>
          <table:table-cell table:style-name="Table2.A2" office:value-type="string">
            <text:p text:style-name="P15">Q</text:p>
          </table:table-cell>
          <table:table-cell table:style-name="Table2.A2" office:value-type="string">
            <text:p text:style-name="P41">Qq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2">82</text:p>
          </table:table-cell>
          <table:table-cell table:style-name="Table2.A2" office:value-type="string">
            <text:p text:style-name="P52">R</text:p>
          </table:table-cell>
          <table:table-cell table:style-name="Table2.A2" office:value-type="string">
            <text:p text:style-name="P73">nR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36">83</text:p>
          </table:table-cell>
          <table:table-cell table:style-name="Table2.A2" office:value-type="string">
            <text:p text:style-name="P15">S</text:p>
          </table:table-cell>
          <table:table-cell table:style-name="Table2.A2" office:value-type="string">
            <text:p text:style-name="P41">m,nStext<text:span text:style-name="T10">`</text:span>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2">84</text:p>
          </table:table-cell>
          <table:table-cell table:style-name="Table2.A2" office:value-type="string">
            <text:p text:style-name="P52">T</text:p>
          </table:table-cell>
          <table:table-cell table:style-name="Table2.A2" office:value-type="string">
            <text:p text:style-name="P73">m,nT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36">85</text:p>
          </table:table-cell>
          <table:table-cell table:style-name="Table2.A2" office:value-type="string">
            <text:p text:style-name="P15">U</text:p>
          </table:table-cell>
          <table:table-cell table:style-name="Table2.A2" office:value-type="string">
            <text:p text:style-name="P41">nUq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2">86</text:p>
          </table:table-cell>
          <table:table-cell table:style-name="Table2.A2" office:value-type="string">
            <text:p text:style-name="P52">V</text:p>
          </table:table-cell>
          <table:table-cell table:style-name="Table2.A2" office:value-type="string">
            <text:p text:style-name="P73">nV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36">87</text:p>
          </table:table-cell>
          <table:table-cell table:style-name="Table2.A2" office:value-type="string">
            <text:p text:style-name="P15">W</text:p>
          </table:table-cell>
          <table:table-cell table:style-name="Table2.A2" office:value-type="string">
            <text:p text:style-name="P41">m,n:W</text:p>
          </table:table-cell>
          <table:table-cell table:style-name="Table2.D2" office:value-type="string">
            <text:p text:style-name="P44">Scope function.</text:p>
          </table:table-cell>
        </table:table-row>
        <table:table-row>
          <table:table-cell table:style-name="Table2.A2" office:value-type="string">
            <text:p text:style-name="P62">88</text:p>
          </table:table-cell>
          <table:table-cell table:style-name="Table2.A2" office:value-type="string">
            <text:p text:style-name="P52">X</text:p>
          </table:table-cell>
          <table:table-cell table:style-name="Table2.A2" office:value-type="string">
            <text:p text:style-name="P60">m,n:Xq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62">89</text:p>
          </table:table-cell>
          <table:table-cell table:style-name="Table2.A2" office:value-type="string">
            <text:p text:style-name="P52">Y</text:p>
          </table:table-cell>
          <table:table-cell table:style-name="Table2.A2" office:value-type="string">
            <text:p text:style-name="P73">Y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81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9">-<text:span text:style-name="T21">Y</text:span></text:p>
          </table:table-cell>
          <table:table-cell table:style-name="Table2.D2" office:value-type="string">
            <text:p text:style-name="P50">TECO-32 feature.</text:p>
          </table:table-cell>
        </table:table-row>
        <table:table-row>
          <table:table-cell table:style-name="Table2.A2" office:value-type="string">
            <text:p text:style-name="P62">90</text:p>
          </table:table-cell>
          <table:table-cell table:style-name="Table2.A2" office:value-type="string">
            <text:p text:style-name="P52">Z</text:p>
          </table:table-cell>
          <table:table-cell table:style-name="Table2.A2" office:value-type="string">
            <text:p text:style-name="P73">Z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38">91</text:p>
          </table:table-cell>
          <table:table-cell table:style-name="Table2.A2" office:value-type="string">
            <text:p text:style-name="P38">[</text:p>
          </table:table-cell>
          <table:table-cell table:style-name="Table2.A2" office:value-type="string">
            <text:p text:style-name="P38">[<text:span text:style-name="T22">q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8">92</text:p>
          </table:table-cell>
          <table:table-cell table:style-name="Table2.A2" office:value-type="string">
            <text:p text:style-name="P68">\</text:p>
          </table:table-cell>
          <table:table-cell table:style-name="Table2.A2" office:value-type="string">
            <text:p text:style-name="P73">\<text:span text:style-name="T23">nnn</text:span>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78">n\</text:p>
          </table:table-cell>
          <table:table-cell table:style-name="Table2.D2" office:value-type="string">
            <text:p text:style-name="P79"/>
          </table:table-cell>
        </table:table-row>
        <table:table-row>
          <table:table-cell table:style-name="Table2.A2" office:value-type="string">
            <text:p text:style-name="P38">93</text:p>
          </table:table-cell>
          <table:table-cell table:style-name="Table2.A2" office:value-type="string">
            <text:p text:style-name="P38">]</text:p>
          </table:table-cell>
          <table:table-cell table:style-name="Table2.A2" office:value-type="string">
            <text:p text:style-name="P41">]q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8">94</text:p>
          </table:table-cell>
          <table:table-cell table:style-name="Table2.A2" office:value-type="string">
            <text:p text:style-name="P38">^</text:p>
          </table:table-cell>
          <table:table-cell table:style-name="Table2.A2" office:value-type="string">
            <text:p text:style-name="P41">^x</text:p>
          </table:table-cell>
          <table:table-cell table:style-name="Table2.D2" office:value-type="string">
            <text:p text:style-name="P40"/>
          </table:table-cell>
        </table:table-row>
        <text:soft-page-break/>
        <table:table-row>
          <table:table-cell table:style-name="Table2.A2" office:value-type="string">
            <text:p text:style-name="P38">95</text:p>
          </table:table-cell>
          <table:table-cell table:style-name="Table2.A2" office:value-type="string">
            <text:p text:style-name="P15">_</text:p>
          </table:table-cell>
          <table:table-cell table:style-name="Table2.A2" office:value-type="string">
            <text:p text:style-name="P41">n_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38">96</text:p>
          </table:table-cell>
          <table:table-cell table:style-name="Table2.A2" office:value-type="string">
            <text:p text:style-name="P38">`</text:p>
          </table:table-cell>
          <table:table-cell table:style-name="Table2.A2" office:value-type="string">
            <text:p text:style-name="P41">n/a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8">97-122</text:p>
          </table:table-cell>
          <table:table-cell table:style-name="Table2.A2" office:value-type="string">
            <text:p text:style-name="P38">a-z</text:p>
          </table:table-cell>
          <table:table-cell table:style-name="Table2.A2" office:value-type="string">
            <text:p text:style-name="P41">n/a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8">123</text:p>
          </table:table-cell>
          <table:table-cell table:style-name="Table2.A2" office:value-type="string">
            <text:p text:style-name="P38">{</text:p>
          </table:table-cell>
          <table:table-cell table:style-name="Table2.A2" office:value-type="string">
            <text:p text:style-name="P41">n/a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8">124</text:p>
          </table:table-cell>
          <table:table-cell table:style-name="Table2.A2" office:value-type="string">
            <text:p text:style-name="P38">|</text:p>
          </table:table-cell>
          <table:table-cell table:style-name="Table2.A2" office:value-type="string">
            <text:p text:style-name="P21">|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125</text:p>
          </table:table-cell>
          <table:table-cell table:style-name="Table2.A2" office:value-type="string">
            <text:p text:style-name="P38">}</text:p>
          </table:table-cell>
          <table:table-cell table:style-name="Table2.A2" office:value-type="string">
            <text:p text:style-name="P18">n/a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38">126</text:p>
          </table:table-cell>
          <table:table-cell table:style-name="Table2.A2" office:value-type="string">
            <text:p text:style-name="P38">~</text:p>
          </table:table-cell>
          <table:table-cell table:style-name="Table2.A2" office:value-type="string">
            <text:p text:style-name="P21">n/a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38">127</text:p>
          </table:table-cell>
          <table:table-cell table:style-name="Table2.A2" office:value-type="string">
            <text:p text:style-name="P38">DEL</text:p>
          </table:table-cell>
          <table:table-cell table:style-name="Table2.A2" office:value-type="string">
            <text:p text:style-name="P21">n/a</text:p>
          </table:table-cell>
          <table:table-cell table:style-name="Table2.D2" office:value-type="string">
            <text:p text:style-name="P2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7:52:28.479805642</meta:creation-date>
    <dc:date>2020-01-27T12:31:34.678272404</dc:date>
    <meta:editing-duration>P1DT4H29M12S</meta:editing-duration>
    <meta:editing-cycles>48</meta:editing-cycles>
    <meta:generator>LibreOffice/6.1.4.2$Linux_X86_64 LibreOffice_project/10$Build-2</meta:generator>
    <meta:document-statistic meta:table-count="1" meta:image-count="0" meta:object-count="0" meta:page-count="11" meta:paragraph-count="574" meta:word-count="1285" meta:character-count="6236" meta:non-whitespace-character-count="5570"/>
  </office:meta>
</office:document-meta>
</file>